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svg:stroke-color="#000000"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7.2cm" svg:height="18.9cm" svg:x="6.5cm" svg:y="9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10.9cm" svg:y="10.804cm">
          <draw:text-box>
            <text:p>工作目录</text:p>
          </draw:text-box>
        </draw:frame>
        <draw:custom-shape draw:style-name="gr3" draw:text-style-name="P1" draw:layer="layout" svg:width="7.8cm" svg:height="11cm" svg:x="24.5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0.8cm" svg:x="8.3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1.1cm" svg:x="40.2cm" svg:y="1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26.9cm" svg:y="11.104cm">
          <draw:text-box>
            <text:p>暂存区</text:p>
          </draw:text-box>
        </draw:frame>
        <draw:frame draw:style-name="gr4" draw:layer="layout" svg:width="3.1cm" svg:height="0.996cm" svg:x="42.2cm" svg:y="11.404cm">
          <draw:text-box>
            <text:p>本地仓库</text:p>
          </draw:text-box>
        </draw:frame>
        <draw:custom-shape draw:style-name="gr5" draw:text-style-name="P1" draw:layer="layout" svg:width="3cm" svg:height="3.7cm" svg:x="42.7cm" svg:y="15.9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27.6cm" svg:y="16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10.7cm" svg:y="16.2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6.4cm" svg:y1="16.9cm" svg:x2="15cm" svg:y2="16.9cm">
          <text:p/>
        </draw:line>
        <draw:frame draw:style-name="gr2" draw:layer="layout" svg:width="5cm" svg:height="0.996cm" svg:x="18.3cm" svg:y="15.504cm">
          <draw:text-box>
            <text:p>git add</text:p>
          </draw:text-box>
        </draw:frame>
        <draw:line draw:style-name="gr6" draw:text-style-name="P1" draw:layer="layout" svg:x1="41.5cm" svg:y1="17.2cm" svg:x2="31.468cm" svg:y2="17.065cm">
          <text:p/>
        </draw:line>
        <draw:frame draw:style-name="gr2" draw:layer="layout" svg:width="5cm" svg:height="0.996cm" svg:x="34.3cm" svg:y="15.8cm">
          <draw:text-box>
            <text:p>git commit</text:p>
          </draw:text-box>
        </draw:frame>
        <draw:line draw:style-name="gr7" draw:text-style-name="P1" draw:layer="layout" svg:x1="31.6cm" svg:y1="19.1cm" svg:x2="41.4cm" svg:y2="19.1cm">
          <text:p/>
        </draw:line>
        <draw:frame draw:style-name="gr2" draw:layer="layout" svg:width="6.553cm" svg:height="0.996cm" svg:x="34.247cm" svg:y="17.652cm">
          <draw:text-box>
            <text:p>git reset HEAD</text:p>
          </draw:text-box>
        </draw:frame>
        <draw:line draw:style-name="gr7" draw:text-style-name="P1" draw:layer="layout" svg:x1="15.201cm" svg:y1="19.1cm" svg:x2="26.1cm" svg:y2="19.1cm">
          <text:p/>
        </draw:line>
        <draw:frame draw:style-name="gr2" draw:layer="layout" svg:width="6.012cm" svg:height="0.996cm" svg:x="18.388cm" svg:y="17.791cm">
          <draw:text-box>
            <text:p>git checkout -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14T21:39:13.032038061</dc:date>
    <meta:editing-duration>PT8H13M59S</meta:editing-duration>
    <meta:editing-cycles>206</meta:editing-cycles>
    <meta:generator>LibreOffice/4.2.6.3$Linux_x86 LibreOffice_project/420m0$Build-3</meta:generator>
    <meta:document-statistic meta:object-count="18"/>
  </office:meta>
</office:document-meta>
</file>